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apple-system" svg:font-family="apple-system, BlinkMacSystemFont, 'Helvetica Neue', 'PingFang SC', 'Microsoft YaHei', 'Source Han Sans SC', 'Noto Sans CJK SC', 'WenQuanYi Micro Hei', sans-serif"/>
    <style:font-face style:name="pingfang SC" svg:font-family="'pingfang SC', 'helvetica neue', arial, 'hiragino sans gb', 'microsoft yahei ui', 'microsoft yahei', simsu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1a1a1a" fo:letter-spacing="normal" officeooo:paragraph-rsid="0016e262"/>
    </style:style>
    <style:style style:name="P2" style:family="paragraph" style:parent-style-name="Standard">
      <style:text-properties fo:font-variant="normal" fo:text-transform="none" fo:color="#1a1a1a" fo:letter-spacing="normal" officeooo:paragraph-rsid="0016e262"/>
    </style:style>
    <style:style style:name="P3" style:family="paragraph" style:parent-style-name="Standard">
      <style:text-properties fo:font-variant="normal" fo:text-transform="none" fo:color="#1a1a1a" style:font-name="apple-system" fo:font-size="14pt" fo:letter-spacing="normal" fo:font-style="normal" fo:font-weight="normal" officeooo:rsid="00250a5d" officeooo:paragraph-rsid="0016e262"/>
    </style:style>
    <style:style style:name="P4" style:family="paragraph" style:parent-style-name="Standard">
      <style:text-properties fo:font-variant="normal" fo:text-transform="none" fo:color="#1a1a1a" style:font-name="apple-system" fo:font-size="14pt" fo:letter-spacing="normal" fo:font-style="normal" fo:font-weight="normal" officeooo:rsid="0027310a" officeooo:paragraph-rsid="0016e262"/>
    </style:style>
    <style:style style:name="P5" style:family="paragraph" style:parent-style-name="Standard">
      <style:text-properties officeooo:paragraph-rsid="0016e262"/>
    </style:style>
    <style:style style:name="P6" style:family="paragraph" style:parent-style-name="Standard">
      <style:text-properties officeooo:paragraph-rsid="0018cdae"/>
    </style:style>
    <style:style style:name="P7" style:family="paragraph" style:parent-style-name="Text_20_body">
      <style:text-properties officeooo:paragraph-rsid="0016e262"/>
    </style:style>
    <style:style style:name="T1" style:family="text">
      <style:text-properties fo:color="#6b6b6b" style:font-name="pingfang SC" fo:font-size="12pt" fo:font-style="normal" fo:font-weight="normal" officeooo:rsid="0027310a" style:font-name-asian="Open Sans" style:font-size-asian="10.5pt" style:font-style-asian="normal" style:font-weight-asian="normal"/>
    </style:style>
    <style:style style:name="T2" style:family="text">
      <style:text-properties fo:color="#6b6b6b" style:font-name="pingfang SC" fo:font-size="12pt" fo:font-style="normal" fo:font-weight="normal" officeooo:rsid="001e5561" style:font-name-asian="Open Sans" style:font-size-asian="10.5pt" style:font-style-asian="normal" style:font-weight-asian="normal"/>
    </style:style>
    <style:style style:name="T3" style:family="text">
      <style:text-properties fo:color="#6b6b6b" style:font-name="pingfang SC" fo:font-size="12pt" style:font-name-asian="Open Sans" style:font-size-asian="10.5pt" style:font-style-asian="normal" style:font-weight-asian="normal"/>
    </style:style>
    <style:style style:name="T4" style:family="text">
      <style:text-properties fo:color="#6b6b6b" style:font-name="pingfang SC" fo:font-size="12pt" officeooo:rsid="0026bd76" style:font-name-asian="Open Sans" style:font-size-asian="10.5pt" style:font-style-asian="normal" style:font-weight-asian="normal"/>
    </style:style>
    <style:style style:name="T5" style:family="text">
      <style:text-properties fo:color="#6b6b6b" style:font-name="pingfang SC" fo:font-size="12pt" officeooo:rsid="002623e7" style:font-name-asian="Open Sans" style:font-size-asian="10.5pt" style:font-style-asian="normal" style:font-weight-asian="normal"/>
    </style:style>
    <style:style style:name="T6" style:family="text">
      <style:text-properties fo:color="#6b6b6b" style:font-name="pingfang SC" fo:font-size="12pt" officeooo:rsid="00293afb" style:font-name-asian="Open Sans" style:font-size-asian="10.5pt" style:font-style-asian="normal" style:font-weight-asian="normal"/>
    </style:style>
    <style:style style:name="T7" style:family="text">
      <style:text-properties fo:color="#6b6b6b" style:font-name="pingfang SC" fo:font-size="10.5pt" fo:font-style="normal" fo:font-weight="normal" officeooo:rsid="001e5561" style:font-name-asian="apple-system" style:font-size-asian="10.5pt" style:font-style-asian="normal" style:font-weight-asian="normal" style:font-size-complex="10.5pt"/>
    </style:style>
    <style:style style:name="T8" style:family="text">
      <style:text-properties fo:color="#6b6b6b" style:font-name="pingfang SC" fo:font-size="10.5pt" fo:font-style="normal" fo:font-weight="normal" officeooo:rsid="002e2f8a" style:font-name-asian="apple-system" style:font-size-asian="10.5pt" style:font-style-asian="normal" style:font-weight-asian="normal" style:font-size-complex="10.5pt"/>
    </style:style>
    <style:style style:name="T9" style:family="text">
      <style:text-properties fo:color="#6b6b6b" style:font-name="apple-system" fo:font-size="10.5pt" fo:font-style="normal" fo:font-weight="normal" officeooo:rsid="001e5561" style:font-name-asian="Open Sans" style:font-size-asian="10.5pt" style:font-weight-asian="normal" style:font-size-complex="10.5pt"/>
    </style:style>
    <style:style style:name="T10" style:family="text">
      <style:text-properties fo:font-variant="normal" fo:text-transform="none" fo:color="#6b6b6b" style:font-name="pingfang SC" fo:font-size="12pt" fo:letter-spacing="normal" fo:font-style="normal" fo:font-weight="normal" officeooo:rsid="001e5561" style:font-name-asian="Open Sans" style:font-size-asian="10.5pt" style:font-style-asian="normal" style:font-weight-asian="normal"/>
    </style:style>
    <style:style style:name="T11" style:family="text">
      <style:text-properties fo:font-variant="normal" fo:text-transform="none" fo:color="#6b6b6b" style:font-name="pingfang SC" fo:font-size="12pt" fo:letter-spacing="normal" fo:font-style="normal" fo:font-weight="normal" officeooo:rsid="002623e7" style:font-name-asian="Open Sans" style:font-size-asian="10.5pt" style:font-style-asian="normal" style:font-weight-asian="normal"/>
    </style:style>
    <style:style style:name="T12" style:family="text">
      <style:text-properties fo:font-variant="normal" fo:text-transform="none" fo:color="#6b6b6b" style:font-name="pingfang SC" fo:font-size="12pt" fo:letter-spacing="normal" fo:font-style="normal" fo:font-weight="normal" officeooo:rsid="001e3f6e" style:font-name-asian="Open Sans" style:font-size-asian="10.5pt" style:font-style-asian="normal" style:font-weight-asian="normal"/>
    </style:style>
    <style:style style:name="T13" style:family="text">
      <style:text-properties fo:font-variant="normal" fo:text-transform="none" fo:color="#6b6b6b" style:font-name="pingfang SC" fo:font-size="12pt" fo:letter-spacing="normal" fo:font-style="normal" fo:font-weight="normal" officeooo:rsid="001e5561" style:font-name-asian="pingfang SC" style:font-size-asian="12pt" style:font-style-asian="normal" style:font-weight-asian="normal"/>
    </style:style>
    <style:style style:name="T14" style:family="text">
      <style:text-properties fo:font-variant="normal" fo:text-transform="none" fo:color="#6b6b6b" style:font-name="pingfang SC" fo:font-size="12pt" fo:letter-spacing="normal" style:font-name-asian="Open Sans" style:font-size-asian="10.5pt" style:font-style-asian="normal" style:font-weight-asian="normal"/>
    </style:style>
    <style:style style:name="T15" style:family="text">
      <style:text-properties fo:font-variant="normal" fo:text-transform="none" fo:color="#6b6b6b" fo:letter-spacing="normal" style:font-name-asian="Open Sans" style:font-size-asian="10.5pt" style:font-style-asian="normal" style:font-weight-asian="normal"/>
    </style:style>
    <style:style style:name="T16" style:family="text">
      <style:text-properties fo:font-variant="normal" fo:text-transform="none" fo:color="#6b6b6b" fo:letter-spacing="normal" officeooo:rsid="001e3f6e" style:font-name-asian="Open Sans" style:font-size-asian="10.5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服务治理: </text:span><text:span text:style-name="T7">微服务的连接、服务注册、服务发现、负载均衡、监控报警、日志收集、健康检查、</text:span><text:span text:style-name="T9">AB</text:span><text:span text:style-name="T7">测试，金丝雀发布、限流、访问控制、</text:span><text:span text:style-name="T8">熔断</text:span></text:p>
      <text:p text:style-name="P5"><text:span text:style-name="T10"/></text:p>
      <text:p text:style-name="P5"><text:span text:style-name="T10">技术要求：</text:span></text:p>
      <text:p text:style-name="P5"><text:span text:style-name="T10">1. <text:s/>API</text:span><text:span text:style-name="T13">网关</text:span></text:p>
      <text:p text:style-name="P5"><text:span text:style-name="T10">2. <text:s/></text:span><text:span text:style-name="T11">gRPC</text:span></text:p>
      <text:p text:style-name="P3"><text:span text:style-name="T4">3. <text:s/></text:span><text:span text:style-name="T5">Service Mesh : <text:s/></text:span><text:span text:style-name="T6">istio</text:span></text:p>
      <text:p text:style-name="P4"><text:span text:style-name="T5">4. <text:s/>k</text:span><text:span text:style-name="T3">8s</text:span></text:p>
      <text:p text:style-name="P4"><text:span text:style-name="T3"/></text:p>
      <text:h text:style-name="P1" text:outline-level="2"><text:span text:style-name="T1">服务间通信: </text:span><text:span text:style-name="T3">同步调用，异步调用，广播</text:span></text:h>
      <text:p text:style-name="P7"><text:span text:style-name="T14"/></text:p>
      <text:p text:style-name="P6"><text:span text:style-name="T15">问题：</text:span></text:p>
      <text:p text:style-name="P6"><text:span text:style-name="T16">1. 为什么要部署</text:span><text:span text:style-name="T12">OAuth2.0</text:span></text:p>
      <text:p text:style-name="P6"><text:span text:style-name="T12">2. 授权和认证</text:span><text:span text:style-name="T10">需要部署两个服务吗</text:span></text:p>
      <text:p text:style-name="P6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apple-system" svg:font-family="apple-system, BlinkMacSystemFont, 'Helvetica Neue', 'PingFang SC', 'Microsoft YaHei', 'Source Han Sans SC', 'Noto Sans CJK SC', 'WenQuanYi Micro Hei', sans-serif"/>
    <style:font-face style:name="pingfang SC" svg:font-family="'pingfang SC', 'helvetica neue', arial, 'hiragino sans gb', 'microsoft yahei ui', 'microsoft yahei', simsu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4:14:09.469720116</meta:creation-date>
    <meta:generator>LibreOffice/5.1.6.2$Linux_X86_64 LibreOffice_project/10m0$Build-2</meta:generator>
    <dc:date>2018-11-14T18:19:26.122079785</dc:date>
    <meta:editing-duration>PT4H5M16S</meta:editing-duration>
    <meta:editing-cycles>2</meta:editing-cycles>
    <meta:document-statistic meta:table-count="0" meta:image-count="0" meta:object-count="0" meta:page-count="1" meta:paragraph-count="10" meta:word-count="124" meta:character-count="174" meta:non-whitespace-character-count="158"/>
  </office:meta>
</office:document-meta>
</file>